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80000003327487510.png" manifest:media-type="image/png"/>
  <manifest:file-entry manifest:full-path="Pictures/10000201000001FF000001B7DBFD13A3.png" manifest:media-type="image/png"/>
  <manifest:file-entry manifest:full-path="Pictures/100002010000010700000112A3F8A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draw:stroke="dash" draw:stroke-dash="_32__20_Dots_20_1_20_Dash" svg:stroke-color="#cccccc" draw:textarea-horizontal-align="justify" draw:textarea-vertical-align="top" draw:auto-grow-height="false" fo:min-height="6.903cm" fo:min-width="11.395cm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3f8fef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3676d0" draw:textarea-horizontal-align="center" draw:textarea-vertical-align="middle"/>
    </style:style>
    <style:style style:name="gr4" style:family="graphic" style:parent-style-name="measure">
      <style:graphic-properties draw:stroke="none" svg:stroke-color="#2199ff" draw:fill="solid" draw:fill-color="#cccccc" draw:textarea-horizontal-align="justify" draw:textarea-vertical-align="middle" draw:auto-grow-height="false" fo:min-height="0cm" fo:min-width="0.05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2199ff" draw:marker-end="Arrow" draw:marker-end-width="0.3cm" draw:fill="none" draw:textarea-vertical-align="middle"/>
    </style:style>
    <style:style style:name="gr7" style:family="graphic" style:parent-style-name="measure">
      <style:graphic-properties draw:stroke="dash" draw:stroke-dash="Fine_20_Dashed" svg:stroke-color="#ff950e" draw:marker-end="Dimension_20_Lines" draw:textarea-vertical-align="middle"/>
    </style:style>
    <style:style style:name="gr8" style:family="graphic" style:parent-style-name="measure">
      <style:graphic-properties draw:stroke="none" svg:stroke-color="#2199ff" draw:fill="solid" draw:fill-color="#cccccc" draw:textarea-horizontal-align="justify" draw:textarea-vertical-align="middle" draw:auto-grow-height="false" fo:min-height="0cm" fo:min-width="0cm"/>
    </style:style>
    <style:style style:name="gr9" style:family="graphic" style:parent-style-name="measure">
      <style:graphic-properties draw:stroke="none" svg:stroke-color="#2199ff" draw:textarea-horizontal-align="justify" draw:textarea-vertical-align="middle" draw:auto-grow-height="false" fo:min-height="0.055cm" fo:min-width="0.11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1" style:family="graphic" style:parent-style-name="objectwithoutfill">
      <style:graphic-properties draw:stroke="dash" draw:stroke-dash="Dashed_20__28_var_29_" svg:stroke-color="#808080" draw:marker-start="Square_20_45" draw:marker-start-width="0.3cm" draw:marker-end="Square_20_45" draw:marker-end-width="0.3cm" draw:fill="none" draw:textarea-vertical-align="middle"/>
    </style:style>
    <style:style style:name="gr12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429cm" fo:min-width="1.983cm"/>
    </style:style>
    <style:style style:name="gr13" style:family="graphic" style:parent-style-name="objectwithoutfill">
      <style:graphic-properties svg:stroke-color="#cccccc" draw:fill="none" draw:textarea-vertical-align="middle"/>
    </style:style>
    <style:style style:name="gr14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429cm" fo:min-width="2.673cm"/>
    </style:style>
    <style:style style:name="gr15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429cm" fo:min-width="1.594cm"/>
    </style:style>
    <style:style style:name="gr16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429cm" fo:min-width="1.53cm"/>
    </style:style>
    <style:style style:name="gr17" style:family="graphic" style:parent-style-name="objectwithoutfill">
      <style:graphic-properties svg:stroke-color="#2199ff" draw:marker-end="Line_20_Arrow" draw:marker-end-width="0.3cm" draw:fill="none" draw:textarea-vertical-align="middle"/>
    </style:style>
    <style:style style:name="gr18" style:family="graphic" style:parent-style-name="Object_20_with_20_no_20_fill_20_and_20_no_20_line">
      <style:graphic-properties draw:stroke="none" svg:stroke-color="#2199ff" draw:fill="none" fo:min-height="0.941cm"/>
    </style:style>
    <style:style style:name="gr19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429cm" fo:min-width="2.957cm"/>
    </style:style>
    <style:style style:name="gr20" style:family="graphic" style:parent-style-name="measure">
      <style:graphic-properties draw:stroke="none" svg:stroke-color="#000000" draw:fill="none" draw:fill-color="#ffffff" draw:textarea-horizontal-align="left" draw:auto-grow-height="true" draw:auto-grow-width="true" fo:min-height="0.429cm" fo:min-width="2.263cm"/>
    </style:style>
    <style:style style:name="gr21" style:family="graphic" style:parent-style-name="Object_20_with_20_no_20_fill_20_and_20_no_20_line">
      <style:graphic-properties draw:stroke="none" svg:stroke-color="#2199ff" draw:fill="none" fo:min-height="0.472cm"/>
    </style:style>
    <style:style style:name="gr22" style:family="graphic" style:parent-style-name="measure">
      <style:graphic-properties draw:stroke="none" svg:stroke-color="#2199ff" draw:fill="solid" draw:fill-color="#729fcf" draw:opacity="75%" draw:textarea-horizontal-align="justify" draw:textarea-vertical-align="middle" draw:auto-grow-height="false" fo:min-height="0.056cm" fo:min-width="0cm"/>
    </style:style>
    <style:style style:name="gr23" style:family="graphic" style:parent-style-name="measure">
      <style:graphic-properties draw:stroke="none" svg:stroke-color="#2199ff" draw:fill="solid" draw:fill-color="#ff950e" draw:opacity="75%" draw:textarea-horizontal-align="justify" draw:textarea-vertical-align="middle" draw:auto-grow-height="false" fo:min-height="0.055cm" fo:min-width="0cm"/>
    </style:style>
    <style:style style:name="gr24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25" style:family="graphic" style:parent-style-name="measure">
      <style:graphic-properties draw:stroke="none" svg:stroke-color="#000000" draw:fill="none" draw:fill-color="#ffffff" draw:textarea-horizontal-align="left" draw:auto-grow-height="true" draw:auto-grow-width="false" fo:min-height="0.429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measure">
      <style:graphic-properties draw:stroke="none" svg:stroke-color="#2199ff" draw:fill="solid" draw:fill-color="#999999" draw:textarea-horizontal-align="justify" draw:textarea-vertical-align="middle" draw:auto-grow-height="false" fo:min-height="0cm" fo:min-width="0.034cm" draw:shadow="hidden"/>
    </style:style>
    <style:style style:name="gr29" style:family="graphic" style:parent-style-name="standard">
      <style:graphic-properties svg:stroke-width="0.028cm" svg:stroke-color="#b80047" draw:marker-start-width="0.242cm" draw:marker-end-width="0.242cm" draw:fill="solid" draw:fill-color="#ffffff" draw:textarea-horizontal-align="justify" draw:textarea-vertical-align="middle" draw:auto-grow-height="false" fo:min-height="0.056cm" fo:min-width="0cm" fo:padding-top="0.139cm" fo:padding-bottom="0.139cm" fo:padding-left="0.264cm" fo:padding-right="0.264cm"/>
    </style:style>
    <style:style style:name="gr30" style:family="graphic" style:parent-style-name="standard">
      <style:graphic-properties svg:stroke-width="0.028cm" svg:stroke-color="#b80047" draw:marker-start-width="0.242cm" draw:marker-end-width="0.242cm" draw:fill="solid" draw:fill-color="#ffffff" draw:textarea-horizontal-align="justify" draw:textarea-vertical-align="middle" draw:auto-grow-height="false" fo:min-height="0.046cm" fo:min-width="0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66"/>
    </style:style>
    <style:style style:name="P3" style:family="paragraph">
      <loext:graphic-properties draw:fill="solid" draw:fill-color="#3f8fef"/>
      <style:paragraph-properties fo:text-align="center"/>
    </style:style>
    <style:style style:name="P4" style:family="paragraph">
      <loext:graphic-properties draw:fill="solid" draw:fill-color="#3676d0"/>
      <style:paragraph-properties fo:text-align="center"/>
    </style:style>
    <style:style style:name="P5" style:family="paragraph">
      <loext:graphic-properties draw:fill="solid" draw:fill-color="#cccccc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b3b3b3" style:font-name="Helvetica"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color="#b3b3b3" fo:font-size="11pt" style:font-size-asian="11pt" style:font-size-complex="11pt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color="#999999" fo:font-size="11pt" style:font-size-asian="11pt" style:font-size-complex="11pt"/>
    </style:style>
    <style:style style:name="P12" style:family="paragraph">
      <loext:graphic-properties draw:fill="none"/>
      <style:paragraph-properties fo:text-align="center"/>
      <style:text-properties fo:color="#0099ff"/>
    </style:style>
    <style:style style:name="P13" style:family="paragraph">
      <loext:graphic-properties draw:fill="none"/>
      <style:paragraph-properties fo:text-align="end"/>
    </style:style>
    <style:style style:name="P14" style:family="paragraph">
      <loext:graphic-properties draw:fill="solid" draw:fill-color="#729fcf" draw:opacity="75%"/>
      <style:paragraph-properties fo:text-align="center"/>
    </style:style>
    <style:style style:name="P15" style:family="paragraph">
      <loext:graphic-properties draw:fill="solid" draw:fill-color="#ff950e" draw:opacity="75%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color="#999999" fo:font-size="10pt" style:font-size-asian="10pt" style:font-size-complex="10pt"/>
    </style:style>
    <style:style style:name="P18" style:family="paragraph">
      <loext:graphic-properties draw:fill="solid" draw:fill-color="#999999"/>
      <style:paragraph-properties fo:text-align="center"/>
    </style:style>
    <style:style style:name="P19" style:family="paragraph">
      <style:paragraph-properties fo:text-align="center"/>
      <style:text-properties fo:font-size="9pt" style:font-size-asian="9pt" style:font-size-complex="9pt"/>
    </style:style>
    <style:style style:name="P20" style:family="paragraph">
      <loext:graphic-properties draw:fill="solid" draw:fill-color="#ffffff"/>
      <style:paragraph-properties fo:text-align="center"/>
      <style:text-properties fo:color="#99284c" style:font-name="Helvetica1" fo:font-size="9pt" style:font-size-asian="9pt" style:font-size-complex="9pt"/>
    </style:style>
    <style:style style:name="T1" style:family="text">
      <style:text-properties fo:color="#999999" fo:font-size="12pt" style:font-size-asian="12pt" style:font-size-complex="12pt"/>
    </style:style>
    <style:style style:name="T2" style:family="text">
      <style:text-properties fo:color="#b3b3b3" fo:font-size="16pt" style:font-size-asian="16pt" style:font-size-complex="16pt"/>
    </style:style>
    <style:style style:name="T3" style:family="text">
      <style:text-properties fo:color="#b3b3b3"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999999" fo:font-size="11pt" style:font-size-asian="11pt" style:font-size-complex="11pt"/>
    </style:style>
    <style:style style:name="T6" style:family="text">
      <style:text-properties fo:color="#0099ff" fo:font-size="12pt" style:font-size-asian="12pt" style:font-size-complex="12pt"/>
    </style:style>
    <style:style style:name="T7" style:family="text">
      <style:text-properties fo:color="#999999" fo:font-size="10pt" style:font-size-asian="10pt" style:font-size-complex="10pt"/>
    </style:style>
    <style:style style:name="T8" style:family="text">
      <style:text-properties fo:color="#99284c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895cm" svg:height="7.153cm" svg:x="4.928cm" svg:y="0.472cm">
          <text:p text:style-name="P1"><text:span text:style-name="T1">APNS Client</text:span></text:p>
          <draw:enhanced-geometry svg:viewBox="0 0 21600 21600" draw:type="rectangle" draw:enhanced-path="M 0 0 L 21600 0 21600 21600 0 21600 0 0 Z N"/>
        </draw:custom-shape>
        <draw:g xml:id="id1" draw:id="id1">
          <draw:g>
            <draw:polygon draw:style-name="gr2" draw:text-style-name="P3" draw:layer="layout" svg:width="0.222cm" svg:height="0.445cm" svg:x="5.873cm" svg:y="4.505cm" svg:viewBox="0 0 223 446" draw:points="223,222 177,446 0,446 45,222 0,0 177,0">
              <text:p/>
            </draw:polygon>
            <draw:polygon draw:style-name="gr3" draw:text-style-name="P4" draw:layer="layout" svg:width="0.222cm" svg:height="0.445cm" svg:x="6.077cm" svg:y="4.505cm" svg:viewBox="0 0 223 446" draw:points="223,222 177,446 0,446 46,222 0,0 177,0">
              <text:p/>
            </draw:polygon>
          </draw:g>
          <draw:custom-shape draw:style-name="gr4" draw:text-style-name="P5" draw:layer="layout" svg:width="0.557cm" svg:height="0.056cm" svg:x="5.69cm" svg:y="4.4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57cm" svg:height="0.056cm" svg:x="5.69cm" svg:y="4.979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6" xml:id="id2" draw:id="id2" draw:layer="layout" svg:width="0.921cm" svg:height="0.959cm" svg:x="7.063cm" svg:y="4.273cm">
          <draw:image xlink:href="../../../../../../../../../../../Applications/LibreOffice.app/Contents/Resources/gallery/arrows/A30-CurvedArrow-Gray.svg" xlink:type="simple" xlink:show="embed" xlink:actuate="onLoad">
            <text:p text:style-name="P1"><text:span text:style-name="T2">∞</text:span></text:p>
          </draw:image>
          <draw:image xlink:href="Pictures/100002010000010700000112A3F8A04B.png" xlink:type="simple" xlink:show="embed" xlink:actuate="onLoad"/>
        </draw:frame>
        <draw:connector draw:style-name="gr6" draw:text-style-name="P7" draw:layer="layout" svg:x1="6.3cm" svg:y1="4.73cm" svg:x2="7.063cm" svg:y2="4.752cm" draw:start-shape="id1" draw:start-glue-point="1" draw:end-shape="id2" draw:end-glue-point="3" svg:d="M6300 4730h382v22h381" svg:viewBox="0 0 764 23">
          <text:p/>
        </draw:connector>
        <draw:g xml:id="id3" draw:id="id3">
          <draw:g>
            <draw:polygon draw:style-name="gr2" draw:text-style-name="P3" draw:layer="layout" svg:width="0.222cm" svg:height="0.445cm" svg:x="8.771cm" svg:y="4.505cm" svg:viewBox="0 0 223 446" draw:points="223,222 177,446 0,446 45,222 0,0 177,0">
              <text:p/>
            </draw:polygon>
            <draw:polygon draw:style-name="gr3" draw:text-style-name="P4" draw:layer="layout" svg:width="0.222cm" svg:height="0.445cm" svg:x="8.975cm" svg:y="4.505cm" svg:viewBox="0 0 223 446" draw:points="223,222 177,446 0,446 46,222 0,0 177,0">
              <text:p/>
            </draw:polygon>
          </draw:g>
          <draw:custom-shape draw:style-name="gr4" draw:text-style-name="P5" draw:layer="layout" svg:width="0.557cm" svg:height="0.056cm" svg:x="8.588cm" svg:y="4.4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57cm" svg:height="0.056cm" svg:x="8.588cm" svg:y="4.979cm">
            <text:p/>
            <draw:enhanced-geometry svg:viewBox="0 0 21600 21600" draw:type="rectangle" draw:enhanced-path="M 0 0 L 21600 0 21600 21600 0 21600 0 0 Z N"/>
          </draw:custom-shape>
        </draw:g>
        <draw:connector draw:style-name="gr6" draw:text-style-name="P7" draw:layer="layout" svg:x1="7.984cm" svg:y1="4.752cm" svg:x2="8.588cm" svg:y2="4.73cm" draw:start-shape="id2" draw:start-glue-point="1" draw:end-shape="id3" draw:end-glue-point="3" svg:d="M7984 4752h302v-22h302" svg:viewBox="0 0 605 23">
          <text:p/>
        </draw:connector>
        <draw:frame draw:style-name="gr5" draw:text-style-name="P6" xml:id="id4" draw:id="id4" draw:layer="layout" svg:width="0.921cm" svg:height="0.959cm" svg:x="10.265cm" svg:y="3.51cm">
          <draw:image xlink:href="../../../../../../../../../../../Applications/LibreOffice.app/Contents/Resources/gallery/arrows/A30-CurvedArrow-Gray.svg" xlink:type="simple" xlink:show="embed" xlink:actuate="onLoad">
            <text:p text:style-name="P1"><text:span text:style-name="T2">∞</text:span></text:p>
          </draw:image>
          <draw:image xlink:href="Pictures/100002010000010700000112A3F8A04B.png" xlink:type="simple" xlink:show="embed" xlink:actuate="onLoad"/>
        </draw:frame>
        <draw:connector draw:style-name="gr6" draw:text-style-name="P7" draw:layer="layout" draw:type="lines" draw:line-skew="-0.196cm" svg:x1="9.198cm" svg:y1="4.73cm" svg:x2="10.265cm" svg:y2="3.989cm" draw:start-shape="id3" draw:start-glue-point="1" draw:end-shape="id4" draw:end-glue-point="3" svg:d="M9198 4730h304l263-741h500" svg:viewBox="0 0 1068 742">
          <text:p/>
        </draw:connector>
        <draw:frame draw:style-name="gr5" draw:text-style-name="P6" xml:id="id5" draw:id="id5" draw:layer="layout" svg:width="0.921cm" svg:height="0.959cm" svg:x="10.292cm" svg:y="5.045cm">
          <draw:image xlink:href="../../../../../../../../../../../Applications/LibreOffice.app/Contents/Resources/gallery/arrows/A30-CurvedArrow-Gray.svg" xlink:type="simple" xlink:show="embed" xlink:actuate="onLoad">
            <text:p text:style-name="P1"><text:span text:style-name="T2">∞</text:span></text:p>
          </draw:image>
          <draw:image xlink:href="Pictures/100002010000010700000112A3F8A04B.png" xlink:type="simple" xlink:show="embed" xlink:actuate="onLoad"/>
        </draw:frame>
        <draw:connector draw:style-name="gr6" draw:text-style-name="P7" draw:layer="layout" draw:type="lines" draw:line-skew="-0.196cm" svg:x1="9.198cm" svg:y1="4.73cm" svg:x2="10.292cm" svg:y2="5.524cm" draw:start-shape="id3" draw:start-glue-point="1" draw:end-shape="id5" draw:end-glue-point="3" svg:d="M9198 4730h304l290 794h500" svg:viewBox="0 0 1095 795">
          <text:p/>
        </draw:connector>
        <draw:frame draw:style-name="gr5" draw:text-style-name="P8" xml:id="id6" draw:id="id6" draw:layer="layout" svg:width="0.921cm" svg:height="0.959cm" svg:x="11.79cm" svg:y="5.751cm">
          <draw:image xlink:href="../../../../../../../../../../../Applications/LibreOffice.app/Contents/Resources/gallery/arrows/A30-CurvedArrow-Gray.svg" xlink:type="simple" xlink:show="embed" xlink:actuate="onLoad">
            <text:p text:style-name="P1"><text:span text:style-name="T3">1</text:span></text:p>
          </draw:image>
          <draw:image xlink:href="Pictures/100002010000010700000112A3F8A04B.png" xlink:type="simple" xlink:show="embed" xlink:actuate="onLoad"/>
        </draw:frame>
        <draw:frame draw:style-name="gr5" draw:text-style-name="P8" xml:id="id8" draw:id="id8" draw:layer="layout" svg:width="0.921cm" svg:height="0.959cm" svg:x="11.784cm" svg:y="4.387cm">
          <draw:image xlink:href="../../../../../../../../../../../Applications/LibreOffice.app/Contents/Resources/gallery/arrows/A30-CurvedArrow-Gray.svg" xlink:type="simple" xlink:show="embed" xlink:actuate="onLoad">
            <text:p text:style-name="P1"><text:span text:style-name="T3">1</text:span></text:p>
          </draw:image>
          <draw:image xlink:href="Pictures/100002010000010700000112A3F8A04B.png" xlink:type="simple" xlink:show="embed" xlink:actuate="onLoad"/>
        </draw:frame>
        <draw:g xml:id="id7" draw:id="id7">
          <draw:g>
            <draw:polygon draw:style-name="gr2" draw:text-style-name="P3" draw:layer="layout" svg:width="0.222cm" svg:height="0.445cm" svg:x="14.108cm" svg:y="4.506cm" svg:viewBox="0 0 223 446" draw:points="223,222 177,446 0,446 45,222 0,0 177,0">
              <text:p/>
            </draw:polygon>
            <draw:polygon draw:style-name="gr3" draw:text-style-name="P4" draw:layer="layout" svg:width="0.222cm" svg:height="0.445cm" svg:x="14.312cm" svg:y="4.506cm" svg:viewBox="0 0 223 446" draw:points="223,222 177,446 0,446 46,222 0,0 177,0">
              <text:p/>
            </draw:polygon>
          </draw:g>
          <draw:custom-shape draw:style-name="gr4" draw:text-style-name="P5" draw:layer="layout" svg:width="0.557cm" svg:height="0.056cm" svg:x="13.925cm" svg:y="4.42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57cm" svg:height="0.056cm" svg:x="13.925cm" svg:y="4.98cm">
            <text:p/>
            <draw:enhanced-geometry svg:viewBox="0 0 21600 21600" draw:type="rectangle" draw:enhanced-path="M 0 0 L 21600 0 21600 21600 0 21600 0 0 Z N"/>
          </draw:custom-shape>
        </draw:g>
        <draw:connector draw:style-name="gr6" draw:text-style-name="P7" draw:layer="layout" draw:type="lines" draw:line-skew="-0.201cm" svg:x1="12.711cm" svg:y1="6.23cm" svg:x2="13.925cm" svg:y2="4.731cm" draw:start-shape="id6" draw:start-glue-point="1" draw:end-shape="id7" draw:end-glue-point="3" svg:d="M12711 6230h299l414-1499h501" svg:viewBox="0 0 1215 1500">
          <text:p/>
        </draw:connector>
        <draw:connector draw:style-name="gr6" draw:text-style-name="P7" draw:layer="layout" draw:type="lines" draw:line-skew="-0.195cm" svg:x1="12.705cm" svg:y1="4.866cm" svg:x2="13.925cm" svg:y2="4.731cm" draw:start-shape="id8" draw:start-glue-point="1" draw:end-shape="id7" draw:end-glue-point="3" svg:d="M12705 4866h305l414-135h501" svg:viewBox="0 0 1221 136">
          <text:p/>
        </draw:connector>
        <draw:frame draw:style-name="gr5" draw:text-style-name="P6" xml:id="id9" draw:id="id9" draw:layer="layout" svg:width="0.921cm" svg:height="0.959cm" svg:x="10.264cm" svg:y="1.677cm">
          <draw:image xlink:href="../../../../../../../../../../../Applications/LibreOffice.app/Contents/Resources/gallery/arrows/A30-CurvedArrow-Gray.svg" xlink:type="simple" xlink:show="embed" xlink:actuate="onLoad">
            <text:p text:style-name="P1"><text:span text:style-name="T2">∞</text:span></text:p>
          </draw:image>
          <draw:image xlink:href="Pictures/100002010000010700000112A3F8A04B.png" xlink:type="simple" xlink:show="embed" xlink:actuate="onLoad"/>
        </draw:frame>
        <draw:connector draw:style-name="gr7" draw:text-style-name="P1" draw:layer="layout" svg:x1="10.264cm" svg:y1="2.156cm" svg:x2="8.893cm" svg:y2="4.425cm" draw:start-shape="id9" draw:start-glue-point="3" draw:end-shape="id3" draw:end-glue-point="0" svg:d="M10264 2156h-1371v2269" svg:viewBox="0 0 1372 2270">
          <text:p/>
        </draw:connector>
        <draw:connector draw:style-name="gr7" draw:text-style-name="P1" draw:layer="layout" svg:x1="11.185cm" svg:y1="2.156cm" svg:x2="14.23cm" svg:y2="4.426cm" draw:start-shape="id9" draw:start-glue-point="1" draw:end-shape="id7" draw:end-glue-point="0" svg:d="M11185 2156h3045v2270" svg:viewBox="0 0 3046 2271">
          <text:p/>
        </draw:connector>
        <draw:g>
          <draw:g>
            <draw:custom-shape draw:style-name="gr8" draw:text-style-name="P5" draw:layer="layout" svg:width="0.07cm" svg:height="0.07cm" svg:x="10.569cm" svg:y="4.727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5" draw:layer="layout" svg:width="0.07cm" svg:height="0.07cm" svg:x="10.722cm" svg:y="4.727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5" draw:layer="layout" svg:width="0.07cm" svg:height="0.07cm" svg:x="10.874cm" svg:y="4.727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" draw:layer="layout" svg:width="0.61cm" svg:height="0.305cm" svg:x="10.417cm" svg:y="4.57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8" draw:text-style-name="P5" draw:layer="layout" svg:width="0.07cm" svg:height="0.07cm" svg:x="12.094cm" svg:y="5.542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5" draw:layer="layout" svg:width="0.07cm" svg:height="0.07cm" svg:x="12.247cm" svg:y="5.542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5" draw:layer="layout" svg:width="0.07cm" svg:height="0.07cm" svg:x="12.399cm" svg:y="5.542cm">
              <text:p/>
  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9" draw:text-style-name="P1" draw:layer="layout" svg:width="0.61cm" svg:height="0.305cm" svg:x="11.942cm" svg:y="5.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10" xml:id="id10" draw:id="id10" draw:layer="layout" svg:width="1.295cm" svg:height="1.112cm" svg:x="10.112cm" svg:y="9.258cm">
          <draw:image xlink:href="Pictures/10000201000001FF000001B7DBFD13A3.png" xlink:type="simple" xlink:show="embed" xlink:actuate="onLoad">
            <text:p text:style-name="P9"><text:span text:style-name="T4"><text:s/></text:span></text:p>
          </draw:image>
        </draw:frame>
        <draw:connector draw:style-name="gr11" draw:text-style-name="P7" draw:layer="layout" draw:type="line" svg:x1="10.752cm" svg:y1="6.004cm" svg:x2="10.759cm" svg:y2="9.258cm" draw:start-shape="id5" draw:start-glue-point="2" draw:end-shape="id10" draw:end-glue-point="0" svg:d="M10752 6004l7 3254" svg:viewBox="0 0 8 3255">
          <text:p/>
        </draw:connector>
        <draw:frame draw:style-name="gr12" draw:text-style-name="P11" xml:id="id11" draw:id="id11" draw:layer="layout" svg:width="2.483cm" svg:height="0.679cm" svg:x="6.715cm" svg:y="6.1cm">
          <draw:text-box>
            <text:p text:style-name="P9"><text:span text:style-name="T5">streamer(s)</text:span></text:p>
          </draw:text-box>
        </draw:frame>
        <draw:connector draw:style-name="gr13" draw:text-style-name="P7" draw:layer="layout" draw:type="line" svg:x1="9.198cm" svg:y1="6.439cm" svg:x2="10.166cm" svg:y2="6.042cm" draw:start-shape="id11" draw:start-glue-point="1" svg:d="M9198 6439l968-397" svg:viewBox="0 0 969 398">
          <text:p/>
        </draw:connector>
        <draw:frame draw:style-name="gr14" draw:text-style-name="P11" xml:id="id12" draw:id="id12" draw:layer="layout" svg:width="3.173cm" svg:height="0.679cm" svg:x="13.577cm" svg:y="6.641cm">
          <draw:text-box>
            <text:p text:style-name="P9"><text:span text:style-name="T5">round-tripper(s)</text:span></text:p>
          </draw:text-box>
        </draw:frame>
        <draw:connector draw:style-name="gr13" draw:text-style-name="P7" draw:layer="layout" draw:type="line" svg:x1="13.577cm" svg:y1="6.98cm" svg:x2="12.841cm" svg:y2="6.609cm" draw:start-shape="id12" draw:start-glue-point="3" svg:d="M13577 6980l-736-371" svg:viewBox="0 0 737 372">
          <text:p/>
        </draw:connector>
        <draw:frame draw:style-name="gr15" draw:text-style-name="P11" xml:id="id13" draw:id="id13" draw:layer="layout" svg:width="2.094cm" svg:height="0.679cm" svg:x="6.453cm" svg:y="2.897cm">
          <draw:text-box>
            <text:p text:style-name="P9"><text:span text:style-name="T5">submitter</text:span></text:p>
          </draw:text-box>
        </draw:frame>
        <draw:connector draw:style-name="gr13" draw:text-style-name="P7" draw:layer="layout" draw:type="line" svg:x1="7.5cm" svg:y1="3.576cm" svg:x2="7.523cm" svg:y2="4.273cm" draw:start-shape="id13" draw:start-glue-point="2" draw:end-shape="id2" draw:end-glue-point="0" svg:d="M7500 3576l23 697" svg:viewBox="0 0 24 698">
          <text:p/>
        </draw:connector>
        <draw:frame draw:style-name="gr16" draw:text-style-name="P11" xml:id="id14" draw:id="id14" draw:layer="layout" svg:width="2.03cm" svg:height="0.679cm" svg:x="11.943cm" svg:y="2.44cm">
          <draw:text-box>
            <text:p text:style-name="P9"><text:span text:style-name="T5">governor</text:span></text:p>
          </draw:text-box>
        </draw:frame>
        <draw:connector draw:style-name="gr13" draw:text-style-name="P7" draw:layer="layout" draw:type="line" svg:x1="11.943cm" svg:y1="2.779cm" svg:x2="11.355cm" svg:y2="2.448cm" draw:start-shape="id14" svg:d="M11943 2779l-588-331" svg:viewBox="0 0 589 332">
          <text:p/>
        </draw:connector>
        <draw:line draw:style-name="gr17" draw:text-style-name="P7" draw:layer="layout" svg:x1="3.965cm" svg:y1="4.742cm" svg:x2="5.39cm" svg:y2="4.742cm">
          <text:p/>
        </draw:line>
        <draw:line draw:style-name="gr17" draw:text-style-name="P7" draw:layer="layout" svg:x1="14.788cm" svg:y1="4.742cm" svg:x2="17.28cm" svg:y2="4.742cm">
          <text:p/>
        </draw:line>
        <draw:frame draw:style-name="gr18" draw:text-style-name="P12" draw:layer="layout" svg:width="2.416cm" svg:height="1.191cm" svg:x="1.525cm" svg:y="4.132cm">
          <draw:text-box>
            <text:p text:style-name="P1"><text:span text:style-name="T6">Push</text:span></text:p>
            <text:p text:style-name="P1"><text:span text:style-name="T6">requests</text:span></text:p>
          </draw:text-box>
        </draw:frame>
        <draw:frame draw:style-name="gr18" draw:text-style-name="P12" draw:layer="layout" svg:width="2.416cm" svg:height="1.191cm" svg:x="17.385cm" svg:y="4.161cm">
          <draw:text-box>
            <text:p text:style-name="P1"><text:span text:style-name="T6">Push</text:span></text:p>
            <text:p text:style-name="P1"><text:span text:style-name="T6">results</text:span></text:p>
          </draw:text-box>
        </draw:frame>
        <draw:frame draw:style-name="gr19" draw:text-style-name="P11" xml:id="id15" draw:id="id15" draw:layer="layout" svg:width="3.457cm" svg:height="0.679cm" svg:x="6.168cm" svg:y="7.945cm">
          <draw:text-box>
            <text:p text:style-name="P9"><text:span text:style-name="T5">http/2 connection</text:span></text:p>
          </draw:text-box>
        </draw:frame>
        <draw:connector draw:style-name="gr13" draw:text-style-name="P7" draw:layer="layout" draw:type="line" svg:x1="9.625cm" svg:y1="8.284cm" svg:x2="10.557cm" svg:y2="8.275cm" draw:start-shape="id15" draw:start-glue-point="1" svg:d="M9625 8284l932-9" svg:viewBox="0 0 933 10">
          <text:p/>
        </draw:connector>
        <draw:frame draw:style-name="gr20" draw:text-style-name="P11" xml:id="id16" draw:id="id16" draw:layer="layout" svg:width="2.763cm" svg:height="0.679cm" svg:x="12.047cm" svg:y="8.181cm">
          <draw:text-box>
            <text:p text:style-name="P9"><text:span text:style-name="T5">http/2 stream</text:span></text:p>
          </draw:text-box>
        </draw:frame>
        <draw:connector draw:style-name="gr13" draw:text-style-name="P7" draw:layer="layout" draw:type="line" svg:x1="12.047cm" svg:y1="8.52cm" svg:x2="11.286cm" svg:y2="8.519cm" draw:start-shape="id16" draw:start-glue-point="3" svg:d="M12047 8520l-761-1" svg:viewBox="0 0 762 2">
          <text:p/>
        </draw:connector>
        <draw:frame draw:style-name="gr21" draw:text-style-name="P13" draw:layer="layout" svg:width="1.653cm" svg:height="0.722cm" svg:x="11.327cm" svg:y="9.458cm">
          <draw:text-box>
            <text:p text:style-name="P9"><text:span text:style-name="T1">APNS</text:span></text:p>
          </draw:text-box>
        </draw:frame>
        <draw:g xml:id="id17" draw:id="id17">
          <draw:custom-shape draw:style-name="gr22" draw:text-style-name="P14" draw:layer="layout" svg:width="0.305cm" svg:height="0.305cm" draw:transform="rotate (-1.5707963267949) translate (11.15cm 8.397cm)">
            <text:p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2" draw:text-style-name="P14" draw:layer="layout" svg:width="0.305cm" svg:height="0.305cm" draw:transform="rotate (-1.5707963267949) translate (11.151cm 7.991cm)">
            <text:p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2" draw:text-style-name="P14" draw:layer="layout" svg:width="0.305cm" svg:height="0.305cm" draw:transform="rotate (-1.5707963267949) translate (11.151cm 7.281cm)">
            <text:p/>
  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3" draw:text-style-name="P15" draw:layer="layout" svg:width="0.305cm" svg:height="0.305cm" draw:transform="rotate (1.5707963267949) translate (10.843cm 7.182cm)">
            <text:p/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23" draw:text-style-name="P15" draw:layer="layout" svg:width="0.305cm" svg:height="0.305cm" draw:transform="rotate (1.5707963267949) translate (10.843cm 7.94cm)">
            <text:p/>
            <draw:enhanced-geometry svg:viewBox="0 0 21600 21600" draw:mirror-horizontal="true" draw:mirror-vertical="false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onnector draw:style-name="gr24" draw:text-style-name="P7" draw:layer="layout" draw:type="lines" svg:x1="12.25cm" svg:y1="6.71cm" svg:x2="11.151cm" svg:y2="7.789cm" draw:start-shape="id6" draw:start-glue-point="2" draw:end-shape="id17" draw:end-glue-point="1" svg:d="M12250 6710v500l-599 579h-500" svg:viewBox="0 0 1100 1080">
          <text:p/>
        </draw:connector>
        <draw:frame draw:style-name="gr5" draw:text-style-name="P8" draw:layer="layout" svg:width="0.921cm" svg:height="0.959cm" svg:x="16.159cm" svg:y="10.453cm">
          <draw:image xlink:href="../../../../../../../../../../../Applications/LibreOffice.app/Contents/Resources/gallery/arrows/A30-CurvedArrow-Gray.svg" xlink:type="simple" xlink:show="embed" xlink:actuate="onLoad">
            <text:p text:style-name="P1"><text:span text:style-name="T3">1</text:span></text:p>
          </draw:image>
          <draw:image xlink:href="Pictures/100002010000010700000112A3F8A04B.png" xlink:type="simple" xlink:show="embed" xlink:actuate="onLoad"/>
        </draw:frame>
        <draw:frame draw:style-name="gr25" draw:text-style-name="P17" draw:layer="layout" svg:width="4.117cm" svg:height="0.679cm" svg:x="17.08cm" svg:y="10.606cm">
          <draw:text-box>
            <text:p text:style-name="P16"><text:span text:style-name="T7">Single flight goroutine</text:span></text:p>
          </draw:text-box>
        </draw:frame>
        <draw:frame draw:style-name="gr5" draw:text-style-name="P6" draw:layer="layout" svg:width="0.921cm" svg:height="0.959cm" svg:x="16.165cm" svg:y="11.621cm">
          <draw:image xlink:href="../../../../../../../../../../../Applications/LibreOffice.app/Contents/Resources/gallery/arrows/A30-CurvedArrow-Gray.svg" xlink:type="simple" xlink:show="embed" xlink:actuate="onLoad">
            <text:p text:style-name="P1"><text:span text:style-name="T2">∞</text:span></text:p>
          </draw:image>
          <draw:image xlink:href="Pictures/100002010000010700000112A3F8A04B.png" xlink:type="simple" xlink:show="embed" xlink:actuate="onLoad"/>
        </draw:frame>
        <draw:frame draw:style-name="gr25" draw:text-style-name="P17" draw:layer="layout" svg:width="4.117cm" svg:height="0.679cm" svg:x="17.08cm" svg:y="11.773cm">
          <draw:text-box>
            <text:p text:style-name="P16"><text:span text:style-name="T7">Service loop goroutine</text:span></text:p>
          </draw:text-box>
        </draw:frame>
        <draw:g>
          <draw:g>
            <draw:polygon draw:style-name="gr2" draw:text-style-name="P3" draw:layer="layout" svg:width="0.222cm" svg:height="0.445cm" svg:x="16.5cm" svg:y="12.902cm" svg:viewBox="0 0 223 446" draw:points="223,222 177,446 0,446 45,222 0,0 177,0">
              <text:p/>
            </draw:polygon>
            <draw:polygon draw:style-name="gr3" draw:text-style-name="P4" draw:layer="layout" svg:width="0.222cm" svg:height="0.445cm" svg:x="16.704cm" svg:y="12.902cm" svg:viewBox="0 0 223 446" draw:points="223,222 177,446 0,446 46,222 0,0 177,0">
              <text:p/>
            </draw:polygon>
          </draw:g>
          <draw:custom-shape draw:style-name="gr4" draw:text-style-name="P5" draw:layer="layout" svg:width="0.557cm" svg:height="0.056cm" svg:x="16.317cm" svg:y="12.82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0.557cm" svg:height="0.056cm" svg:x="16.317cm" svg:y="13.376cm">
            <text:p/>
            <draw:enhanced-geometry svg:viewBox="0 0 21600 21600" draw:type="rectangle" draw:enhanced-path="M 0 0 L 21600 0 21600 21600 0 21600 0 0 Z N"/>
          </draw:custom-shape>
        </draw:g>
        <draw:frame draw:style-name="gr25" draw:text-style-name="P17" draw:layer="layout" svg:width="4.117cm" svg:height="0.679cm" svg:x="17.08cm" svg:y="12.822cm">
          <draw:text-box>
            <text:p text:style-name="P16"><text:span text:style-name="T7">Channel</text:span></text:p>
          </draw:text-box>
        </draw:frame>
        <draw:g>
          <draw:frame draw:style-name="gr26" draw:text-style-name="P7" draw:layer="layout" svg:width="0.79cm" svg:height="0.137cm" draw:transform="skewX (-0.00733038285837617) rotate (-2.15076923723261) translate (10.837cm 2.666cm)">
            <draw:image xlink:href="../../../../../../../../../../../Applications/LibreOffice.app/Contents/Resources/gallery/arrows/A23-CurvedArrow-Gray-Left.svg" xlink:type="simple" xlink:show="embed" xlink:actuate="onLoad">
              <text:p/>
            </draw:image>
            <draw:image xlink:href="Pictures/10000201000000880000003327487510.png" xlink:type="simple" xlink:show="embed" xlink:actuate="onLoad"/>
          </draw:frame>
          <draw:frame draw:style-name="gr27" draw:text-style-name="P7" draw:layer="layout" svg:width="0.79cm" svg:height="0.135cm" draw:transform="rotate (2.20155831846565) translate (11.077cm 3.314cm)">
            <draw:image xlink:href="../../../../../../../../../../../Applications/LibreOffice.app/Contents/Resources/gallery/arrows/A23-CurvedArrow-Gray-Left.svg" xlink:type="simple" xlink:show="embed" xlink:actuate="onLoad">
              <text:p/>
            </draw:image>
            <draw:image xlink:href="Pictures/10000201000000880000003327487510.png" xlink:type="simple" xlink:show="embed" xlink:actuate="onLoad"/>
          </draw:frame>
          <draw:path draw:style-name="gr28" draw:text-style-name="P18" draw:layer="layout" svg:width="0.763cm" svg:height="0.305cm" draw:transform="rotate (-1.54793251359377) translate (10.8777705218848cm 2.67436822585979cm)" svg:viewBox="0 0 764 306" svg:d="M0 155l604-54-32-101 192 153-191 153 31-104zM0 1zM764 306z">
            <text:p/>
          </draw:path>
        </draw:g>
        <draw:g>
          <draw:frame draw:style-name="gr26" draw:text-style-name="P7" draw:layer="layout" svg:width="0.79cm" svg:height="0.136cm" draw:transform="rotate (-0.603709388264839) translate (24.755cm 20.842cm)">
            <draw:image xlink:href="../../../../../../../../../../../Applications/LibreOffice.app/Contents/Resources/gallery/arrows/A23-CurvedArrow-Gray-Left.svg" xlink:type="simple" xlink:show="embed" xlink:actuate="onLoad">
              <text:p/>
            </draw:image>
            <draw:image xlink:href="Pictures/10000201000000880000003327487510.png" xlink:type="simple" xlink:show="embed" xlink:actuate="onLoad"/>
          </draw:frame>
          <draw:frame draw:style-name="gr27" draw:text-style-name="P7" draw:layer="layout" svg:width="0.789cm" svg:height="0.136cm" draw:transform="rotate (-2.53805779825015) translate (25.405cm 20.618cm)">
            <draw:image xlink:href="../../../../../../../../../../../Applications/LibreOffice.app/Contents/Resources/gallery/arrows/A23-CurvedArrow-Gray-Left.svg" xlink:type="simple" xlink:show="embed" xlink:actuate="onLoad">
              <text:p/>
            </draw:image>
            <draw:image xlink:href="Pictures/10000201000000880000003327487510.png" xlink:type="simple" xlink:show="embed" xlink:actuate="onLoad"/>
          </draw:frame>
          <draw:path draw:style-name="gr28" draw:text-style-name="P18" draw:layer="layout" svg:width="0.762cm" svg:height="0.305cm" svg:x="24.764cm" svg:y="20.802cm" svg:viewBox="0 0 763 306" svg:d="M0 154l603-53-31-101 191 153-191 153 31-104zM0 0zM763 306z">
            <text:p/>
          </draw:path>
        </draw:g>
        <draw:g>
          <draw:frame draw:style-name="gr26" draw:text-style-name="P7" draw:layer="layout" svg:width="0.71cm" svg:height="0.122cm" draw:transform="skewX (-0.00820304748437333) rotate (-0.604058454115237) translate (11.253cm 5.487cm)">
            <draw:image xlink:href="../../../../../../../../../../../Applications/LibreOffice.app/Contents/Resources/gallery/arrows/A23-CurvedArrow-Gray-Left.svg" xlink:type="simple" xlink:show="embed" xlink:actuate="onLoad">
              <text:p/>
            </draw:image>
            <draw:image xlink:href="Pictures/10000201000000880000003327487510.png" xlink:type="simple" xlink:show="embed" xlink:actuate="onLoad"/>
          </draw:frame>
          <draw:frame draw:style-name="gr27" draw:text-style-name="P7" draw:layer="layout" svg:width="0.71cm" svg:height="0.122cm" draw:transform="skewX (0.00820304748437333) rotate (-2.53753419947456) translate (11.837cm 5.286cm)">
            <draw:image xlink:href="../../../../../../../../../../../Applications/LibreOffice.app/Contents/Resources/gallery/arrows/A23-CurvedArrow-Gray-Left.svg" xlink:type="simple" xlink:show="embed" xlink:actuate="onLoad">
              <text:p/>
            </draw:image>
            <draw:image xlink:href="Pictures/10000201000000880000003327487510.png" xlink:type="simple" xlink:show="embed" xlink:actuate="onLoad"/>
          </draw:frame>
          <draw:path draw:style-name="gr28" draw:text-style-name="P18" draw:layer="layout" svg:width="0.685cm" svg:height="0.274cm" svg:x="11.261cm" svg:y="5.451cm" svg:viewBox="0 0 686 275" svg:d="M0 138l542-47-28-91 172 138-172 137 28-93zM0 0zM686 275z">
            <text:p/>
          </draw:path>
        </draw:g>
        <draw:custom-shape draw:style-name="gr29" draw:text-style-name="P20" draw:layer="layout" svg:width="0.457cm" svg:height="0.458cm" svg:x="6.405cm" svg:y="5.032cm">
          <text:p text:style-name="P19"><text:span text:style-name="T8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0" draw:layer="layout" svg:width="0.457cm" svg:height="0.458cm" svg:x="7.93cm" svg:y="5.032cm">
          <text:p text:style-name="P19"><text:span text:style-name="T8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0" draw:layer="layout" svg:width="0.457cm" svg:height="0.458cm" svg:x="10.217cm" svg:y="6.557cm">
          <text:p text:style-name="P19"><text:span text:style-name="T8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0" draw:layer="layout" svg:width="0.457cm" svg:height="0.458cm" svg:x="9.15cm" svg:y="5.032cm">
          <text:p text:style-name="P19"><text:span text:style-name="T8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0" draw:layer="layout" svg:width="0.457cm" svg:height="0.458cm" svg:x="11.132cm" svg:y="5.795cm">
          <text:p text:style-name="P19"><text:span text:style-name="T8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0" draw:layer="layout" svg:width="0.457cm" svg:height="0.458cm" svg:x="11.285cm" svg:y="7.167cm">
          <text:p text:style-name="P19"><text:span text:style-name="T8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0" draw:layer="layout" svg:width="0.457cm" svg:height="0.458cm" svg:x="13.42cm" svg:y="5.032cm">
          <text:p text:style-name="P19"><text:span text:style-name="T8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20" draw:layer="layout" svg:width="0.457cm" svg:height="0.458cm" svg:x="10.98cm" svg:y="2.592cm">
          <text:p text:style-name="P19"><text:span text:style-name="T8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_20_45" draw:display-name="Square 45" svg:viewBox="0 0 1131 1131" svg:d="M0 564l564 567 567-567-567-564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2T09:32:21.392255000</meta:creation-date>
    <dc:date>2017-12-02T21:34:40.424282000</dc:date>
    <meta:editing-duration>PT7H40M29S</meta:editing-duration>
    <meta:editing-cycles>19</meta:editing-cycles>
    <meta:generator>LibreOffice/4.4.7.2$MacOSX_X86_64 LibreOffice_project/f3153a8b245191196a4b6b9abd1d0da16eead600</meta:generator>
    <meta:document-statistic meta:object-count="102"/>
  </office:meta>
</office:document-meta>
</file>